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600000038EE91E248E784E7B0.png" manifest:media-type="image/png"/>
  <manifest:file-entry manifest:full-path="Pictures/10000201000001FC000001709B6205163177076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2cm" svg:stroke-color="#000000" draw:marker-start-width="0.432cm" draw:marker-end-width="0.432cm" draw:fill="none" draw:textarea-vertical-align="middle" draw:auto-grow-height="false" fo:min-height="1.402cm" fo:min-width="0cm" fo:padding-top="0.201cm" fo:padding-bottom="0.201cm" fo:padding-left="0.326cm" fo:padding-right="0.32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44cm" svg:height="9.736cm" svg:x="4.34cm" svg:y="2.329cm">
          <draw:image xlink:href="Pictures/10000201000001FC000001709B62051631770766.png" xlink:type="simple" xlink:show="embed" xlink:actuate="onLoad" draw:mime-type="image/png">
            <text:p/>
          </draw:image>
        </draw:frame>
        <draw:frame draw:style-name="gr1" draw:text-style-name="P1" draw:layer="layout" svg:width="5.238cm" svg:height="1.481cm" svg:x="12.483cm" svg:y="12.468cm">
          <draw:image xlink:href="Pictures/10000201000000C600000038EE91E248E784E7B0.png" xlink:type="simple" xlink:show="embed" xlink:actuate="onLoad" draw:mime-type="image/png">
            <text:p/>
          </draw:image>
        </draw:frame>
        <draw:custom-shape draw:style-name="gr2" draw:text-style-name="P2" draw:layer="layout" svg:width="0.635cm" svg:height="1.902cm" draw:transform="rotate (-1.58179190108246) translate (14.805cm 11.73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2" draw:layer="layout" svg:width="0.635cm" svg:height="1.902cm" draw:transform="rotate (-1.58179190108246) translate (17.408cm 11.72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3" draw:layer="layout" svg:width="1.95cm" svg:height="0.763cm" svg:x="12.065cm" svg:y="1.27cm">
          <draw:text-box>
            <text:p><text:span text:style-name="T1">Count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7T07:43:57.325073385</meta:creation-date>
    <dc:date>2024-06-27T08:50:56.071942823</dc:date>
    <meta:editing-duration>PT1H6M59S</meta:editing-duration>
    <meta:editing-cycles>2</meta:editing-cycles>
    <meta:generator>LibreOffice/7.0.4.2$Linux_X86_64 LibreOffice_project/00$Build-2</meta:generator>
    <meta:document-statistic meta:object-count="28"/>
  </office:meta>
</office:document-meta>
</file>